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bottom" draw:auto-grow-height="false" fo:min-height="2.85cm" fo:min-width="6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184cm" fo:min-width="3.84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35cm" fo:min-width="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15cm" fo:min-width="5.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1cm" fo:min-width="2.988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3.2cm" svg:x="10cm" svg:y="3.2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09cm" svg:height="1.7cm" svg:x="11.058cm" svg:y="3.2cm">
          <text:p text:style-name="P1">X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6cm" svg:height="1.7cm" svg:x="11.1cm" svg:y="1.5cm">
          <text:p text:style-name="P1">Mirage O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cm" svg:height="2.5cm" svg:x="1.1cm" svg:y="1.1cm">
          <text:p text:style-name="P1">Implementation</text:p>
          <text:p text:style-name="P1">With OCam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cm" svg:height="2.9cm" svg:x="7.3cm" svg:y="0.9cm">
          <text:p text:style-name="P1">Comp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5:25:52.756545206</meta:creation-date>
    <dc:date>2016-01-29T15:30:46.323246895</dc:date>
    <meta:editing-duration>PT4M48S</meta:editing-duration>
    <meta:editing-cycles>9</meta:editing-cycles>
    <meta:generator>LibreOffice/5.0.5.1$Linux_X86_64 LibreOffice_project/00m0$Build-1</meta:generator>
    <meta:document-statistic meta:object-count="5"/>
  </office:meta>
</office:document-meta>
</file>